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2303">
            <text:p>Hv-12303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545.0">
            <text:p>545.0</text:p>
          </table:table-cell>
          <table:table-cell office:value-type="float" office:value="80.0">
            <text:p>80.0</text:p>
          </table:table-cell>
          <table:table-cell office:value-type="string" office:value="roots from groden horizon">
            <text:p>roots from groden 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20509">
            <text:p>Hv-20509</text:p>
          </table:table-cell>
          <table:table-cell office:value-type="float" office:value="53.66">
            <text:p>53.66</text:p>
          </table:table-cell>
          <table:table-cell office:value-type="float" office:value="7.93">
            <text:p>7.93</text:p>
          </table:table-cell>
          <table:table-cell office:value-type="float" office:value="1205.0">
            <text:p>1205.0</text:p>
          </table:table-cell>
          <table:table-cell office:value-type="float" office:value="115.0">
            <text:p>115.0</text:p>
          </table:table-cell>
          <table:table-cell office:value-type="string" office:value="Field as basis of dwelling mound">
            <text:p>Field as basis of dwelling mou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Ey1995">
            <text:p>VinkEtal2007,Behre2003,Behre2007,Ey199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300">
            <text:p>Hv-300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450.0">
            <text:p>1450.0</text:p>
          </table:table-cell>
          <table:table-cell office:value-type="float" office:value="180.0">
            <text:p>180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indowski1969a">
            <text:p>VinkEtal2007,Behre2003,Behre2007,Sindowski1969a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6904">
            <text:p>Hv-6904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3255.0">
            <text:p>3255.0</text:p>
          </table:table-cell>
          <table:table-cell office:value-type="float" office:value="100.0">
            <text:p>10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0674">
            <text:p>Hv-10674</text:p>
          </table:table-cell>
          <table:table-cell office:value-type="float" office:value="53.61">
            <text:p>53.61</text:p>
          </table:table-cell>
          <table:table-cell office:value-type="float" office:value="8.02">
            <text:p>8.02</text:p>
          </table:table-cell>
          <table:table-cell office:value-type="float" office:value="3375.0">
            <text:p>3375.0</text:p>
          </table:table-cell>
          <table:table-cell office:value-type="float" office:value="85.0">
            <text:p>85.0</text:p>
          </table:table-cell>
          <table:table-cell office:value-type="string" office:value="upper peat on clayey sand">
            <text:p>upper peat on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9">
            <text:p>-2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95">
            <text:p>Hv-7195</text:p>
          </table:table-cell>
          <table:table-cell office:value-type="float" office:value="53.51">
            <text:p>53.51</text:p>
          </table:table-cell>
          <table:table-cell office:value-type="float" office:value="8.53">
            <text:p>8.53</text:p>
          </table:table-cell>
          <table:table-cell office:value-type="float" office:value="7110.0">
            <text:p>7110.0</text:p>
          </table:table-cell>
          <table:table-cell office:value-type="float" office:value="65.0">
            <text:p>65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78">
            <text:p>-12.78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434">
            <text:p>Hv-7434</text:p>
          </table:table-cell>
          <table:table-cell office:value-type="float" office:value="53.79">
            <text:p>53.79</text:p>
          </table:table-cell>
          <table:table-cell office:value-type="float" office:value="8.55">
            <text:p>8.55</text:p>
          </table:table-cell>
          <table:table-cell office:value-type="float" office:value="4715.0">
            <text:p>4715.0</text:p>
          </table:table-cell>
          <table:table-cell office:value-type="float" office:value="85.0">
            <text:p>85.0</text:p>
          </table:table-cell>
          <table:table-cell office:value-type="string" office:value="swimming peat on lagunal sediments">
            <text:p>swimming peat on lagun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019">
            <text:p>Hv-801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4160.0">
            <text:p>4160.0</text:p>
          </table:table-cell>
          <table:table-cell office:value-type="float" office:value="45.0">
            <text:p>45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4">
            <text:p>VinkEtal2007,Behre2003,Behre2007,Streif198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0">
            <text:p>Hv-8600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540.0">
            <text:p>7540.0</text:p>
          </table:table-cell>
          <table:table-cell office:value-type="float" office:value="80.0">
            <text:p>8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56">
            <text:p>-24.56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1">
            <text:p>Hv-8601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80.0">
            <text:p>7980.0</text:p>
          </table:table-cell>
          <table:table-cell office:value-type="float" office:value="60.0">
            <text:p>60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0">
            <text:p>-25.0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1">
            <text:p>Vink-41</text:p>
          </table:table-cell>
          <table:table-cell office:value-type="float" office:value="53.67">
            <text:p>53.67</text:p>
          </table:table-cell>
          <table:table-cell office:value-type="float" office:value="7.91">
            <text:p>7.91</text:p>
          </table:table-cell>
          <table:table-cell office:value-type="float" office:value="1325.0">
            <text:p>1325.0</text:p>
          </table:table-cell>
          <table:table-cell office:value-type="float" office:value="5.0">
            <text:p>5.0</text:p>
          </table:table-cell>
          <table:table-cell office:value-type="string" office:value="Base of dwelling mound on bank">
            <text:p>Base of dwelling mound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mid1994">
            <text:p>VinkEtal2007,Behre2003,Behre2007,Schmid1994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7133">
            <text:p>Hv-7133</text:p>
          </table:table-cell>
          <table:table-cell office:value-type="float" office:value="53.67">
            <text:p>53.67</text:p>
          </table:table-cell>
          <table:table-cell office:value-type="float" office:value="8.54">
            <text:p>8.54</text:p>
          </table:table-cell>
          <table:table-cell office:value-type="float" office:value="6855.0">
            <text:p>685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1">
            <text:p>-13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Preuss1979">
            <text:p>VinkEtal2007,Behre2003,Behre2007,Preuss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11607">
            <text:p>Hv-11607</text:p>
          </table:table-cell>
          <table:table-cell office:value-type="float" office:value="53.67">
            <text:p>53.67</text:p>
          </table:table-cell>
          <table:table-cell office:value-type="float" office:value="8.05">
            <text:p>8.05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12">
            <text:p>-16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3">
            <text:p>Vink-33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00.0">
            <text:p>160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7">
            <text:p>lowermost house on settlement layer 7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40">
            <text:p>Vink-40</text:p>
          </table:table-cell>
          <table:table-cell office:value-type="float" office:value="53.61">
            <text:p>53.61</text:p>
          </table:table-cell>
          <table:table-cell office:value-type="float" office:value="8.33">
            <text:p>8.33</text:p>
          </table:table-cell>
          <table:table-cell office:value-type="float" office:value="1275.0">
            <text:p>1275.0</text:p>
          </table:table-cell>
          <table:table-cell office:value-type="float" office:value="25.0">
            <text:p>25.0</text:p>
          </table:table-cell>
          <table:table-cell office:value-type="string" office:value="Base of settlement layer 1 on bank">
            <text:p>Base of settlement layer 1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91">
            <text:p>VinkEtal2007,Behre2003,Behre2007,Brandt199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4">
            <text:p>Vink-34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548.5">
            <text:p>1548.5</text:p>
          </table:table-cell>
          <table:table-cell office:value-type="float" office:value="26.5">
            <text:p>26.5</text:p>
          </table:table-cell>
          <table:table-cell office:value-type="string" office:value="lowermost house on settlement layer 8">
            <text:p>lowermost house on settlement layer 8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602">
            <text:p>Hv-8602</text:p>
          </table:table-cell>
          <table:table-cell office:value-type="float" office:value="53.87">
            <text:p>53.87</text:p>
          </table:table-cell>
          <table:table-cell office:value-type="float" office:value="7.91">
            <text:p>7.91</text:p>
          </table:table-cell>
          <table:table-cell office:value-type="float" office:value="7960.0">
            <text:p>7960.0</text:p>
          </table:table-cell>
          <table:table-cell office:value-type="float" office:value="205.0">
            <text:p>205.0</text:p>
          </table:table-cell>
          <table:table-cell office:value-type="string" office:value="brackish lagoonal sediments with Phragmites roots">
            <text:p>brackish lagoonal sediments with Phragmite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63">
            <text:p>-25.63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Behre2003,Behre2007,LudwigEtal1981">
            <text:p>VinkEtal2007,Behre2003,Behre2007,LudwigEtal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2">
            <text:p>Vink-3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650.0">
            <text:p>16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6">
            <text:p>lowermost house on settlement layer 6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1">
            <text:p>Vink-31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5">
            <text:p>lowermost house on settlement layer 5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30">
            <text:p>Vink-3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lowermost house on settlement layer 4">
            <text:p>lowermost house on settlement layer 4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9">
            <text:p>Vink-29</text:p>
          </table:table-cell>
          <table:table-cell office:value-type="float" office:value="53.62">
            <text:p>53.62</text:p>
          </table:table-cell>
          <table:table-cell office:value-type="float" office:value="8.31">
            <text:p>8.31</text:p>
          </table:table-cell>
          <table:table-cell office:value-type="float" office:value="1750.0">
            <text:p>1750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8">
            <text:p>Vink-28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00.0">
            <text:p>180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3">
            <text:p>lowermost house of settlement layer 3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7">
            <text:p>Vink-17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Base of settlement layer 1 c (plain)">
            <text:p>Base of settlement layer 1 c (plai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5">
            <text:p>Vink-25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850.0">
            <text:p>1850.0</text:p>
          </table:table-cell>
          <table:table-cell office:value-type="float" office:value="25.0">
            <text:p>25.0</text:p>
          </table:table-cell>
          <table:table-cell office:value-type="string" office:value="Lowermost house of settlement layer 2">
            <text:p>Lowermost house of settlement layer 2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0">
            <text:p>Vink-2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1915.0">
            <text:p>1915.0</text:p>
          </table:table-cell>
          <table:table-cell office:value-type="float" office:value="10.0">
            <text:p>10.0</text:p>
          </table:table-cell>
          <table:table-cell office:value-type="string" office:value="footbridge">
            <text:p>footb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21">
            <text:p>Vink-21</text:p>
          </table:table-cell>
          <table:table-cell office:value-type="float" office:value="53.54">
            <text:p>53.54</text:p>
          </table:table-cell>
          <table:table-cell office:value-type="float" office:value="8.53">
            <text:p>8.53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4">
            <text:p>Vink-14</text:p>
          </table:table-cell>
          <table:table-cell office:value-type="float" office:value="53.56">
            <text:p>53.56</text:p>
          </table:table-cell>
          <table:table-cell office:value-type="float" office:value="8.28">
            <text:p>8.28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28">
            <text:p>Hv-8928</text:p>
          </table:table-cell>
          <table:table-cell office:value-type="float" office:value="53.56">
            <text:p>53.56</text:p>
          </table:table-cell>
          <table:table-cell office:value-type="float" office:value="8.05">
            <text:p>8.05</text:p>
          </table:table-cell>
          <table:table-cell office:value-type="float" office:value="7070.0">
            <text:p>7070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7">
            <text:p>-14.1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2">
            <text:p>Hv-8932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3585.0">
            <text:p>3585.0</text:p>
          </table:table-cell>
          <table:table-cell office:value-type="float" office:value="70.0">
            <text:p>70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3">
            <text:p>Hv-893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23">
            <text:p>-6.2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Kl-4159-09">
            <text:p>Kl-4159-09</text:p>
          </table:table-cell>
          <table:table-cell office:value-type="float" office:value="53.46">
            <text:p>53.46</text:p>
          </table:table-cell>
          <table:table-cell office:value-type="float" office:value="8.3">
            <text:p>8.3</text:p>
          </table:table-cell>
          <table:table-cell office:value-type="float" office:value="2980.0">
            <text:p>2980.0</text:p>
          </table:table-cell>
          <table:table-cell office:value-type="float" office:value="25.0">
            <text:p>2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Kucan1999">
            <text:p>VinkEtal2007,Behre2003,Behre2007,BehreKucan199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1">
            <text:p>Vink-01</text:p>
          </table:table-cell>
          <table:table-cell office:value-type="float" office:value="53.53">
            <text:p>53.53</text:p>
          </table:table-cell>
          <table:table-cell office:value-type="float" office:value="8.09">
            <text:p>8.09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5">
            <text:p>VinkEtal2007,Behre2003,Behre2007,BehreEtal197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pollen">
            <text:p>pollen</text:p>
          </table:table-cell>
          <table:table-cell office:value-type="string" office:value="Vink-02">
            <text:p>Vink-02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3250.0">
            <text:p>3250.0</text:p>
          </table:table-cell>
          <table:table-cell office:value-type="float" office:value="100.0">
            <text:p>100.0</text:p>
          </table:table-cell>
          <table:table-cell office:value-type="string" office:value="upper peat">
            <text:p>upper 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KorberGrohne1967">
            <text:p>VinkEtal2007,Behre2003,Behre2007,KorberGrohne1967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_14C">
            <text:p>archeology_14C</text:p>
          </table:table-cell>
          <table:table-cell office:value-type="string" office:value="Vink-03">
            <text:p>Vink-03</text:p>
          </table:table-cell>
          <table:table-cell office:value-type="float" office:value="53.4">
            <text:p>53.4</text:p>
          </table:table-cell>
          <table:table-cell office:value-type="float" office:value="8.44">
            <text:p>8.44</text:p>
          </table:table-cell>
          <table:table-cell office:value-type="float" office:value="2850.0">
            <text:p>285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ahl2002a,Strahl2002b">
            <text:p>VinkEtal2007,Behre2003,Behre2007,Strahl2002a,Strahl2002b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0">
            <text:p>Vink-10</text:p>
          </table:table-cell>
          <table:table-cell office:value-type="float" office:value="53.69">
            <text:p>53.69</text:p>
          </table:table-cell>
          <table:table-cell office:value-type="float" office:value="8.52">
            <text:p>8.52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Base settlement plain 1 a on bank">
            <text:p>Base settlement plain 1 a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79">
            <text:p>VinkEtal2007,Behre2003,Behre2007,Haarnagel197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13">
            <text:p>Vink-13</text:p>
          </table:table-cell>
          <table:table-cell office:value-type="float" office:value="53.58">
            <text:p>53.58</text:p>
          </table:table-cell>
          <table:table-cell office:value-type="float" office:value="7.86">
            <text:p>7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5">
            <text:p>-2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6">
            <text:p>Hv-9946</text:p>
          </table:table-cell>
          <table:table-cell office:value-type="float" office:value="53.59">
            <text:p>53.59</text:p>
          </table:table-cell>
          <table:table-cell office:value-type="float" office:value="8.05">
            <text:p>8.05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4">
            <text:p>Hv-9944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5575.0">
            <text:p>557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2">
            <text:p>-7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3">
            <text:p>Hv-9943</text:p>
          </table:table-cell>
          <table:table-cell office:value-type="float" office:value="53.62">
            <text:p>53.62</text:p>
          </table:table-cell>
          <table:table-cell office:value-type="float" office:value="8.02">
            <text:p>8.02</text:p>
          </table:table-cell>
          <table:table-cell office:value-type="float" office:value="4175.0">
            <text:p>4175.0</text:p>
          </table:table-cell>
          <table:table-cell office:value-type="float" office:value="65.0">
            <text:p>65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">
            <text:p>-5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40">
            <text:p>Hv-9940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4655.0">
            <text:p>46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archeology">
            <text:p>archeology</text:p>
          </table:table-cell>
          <table:table-cell office:value-type="string" office:value="Vink-09">
            <text:p>Vink-09</text:p>
          </table:table-cell>
          <table:table-cell office:value-type="float" office:value="53.65">
            <text:p>53.65</text:p>
          </table:table-cell>
          <table:table-cell office:value-type="float" office:value="8.53">
            <text:p>8.53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257">
            <text:p>Hv-9257</text:p>
          </table:table-cell>
          <table:table-cell office:value-type="float" office:value="53.8">
            <text:p>53.8</text:p>
          </table:table-cell>
          <table:table-cell office:value-type="float" office:value="7.87">
            <text:p>7.87</text:p>
          </table:table-cell>
          <table:table-cell office:value-type="float" office:value="1540.0">
            <text:p>1540.0</text:p>
          </table:table-cell>
          <table:table-cell office:value-type="float" office:value="75.0">
            <text:p>75.0</text:p>
          </table:table-cell>
          <table:table-cell office:value-type="string" office:value="Scrobicularia in living position in upper tidal flat">
            <text:p>Scrobicularia in living position in upper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nisch1980">
            <text:p>VinkEtal2007,Behre2003,Behre2007,Hanisch1980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history">
            <text:p>history</text:p>
          </table:table-cell>
          <table:table-cell office:value-type="string" office:value="Vink-46">
            <text:p>Vink-46</text:p>
          </table:table-cell>
          <table:table-cell office:value-type="float" office:value="53.48">
            <text:p>53.48</text:p>
          </table:table-cell>
          <table:table-cell office:value-type="float" office:value="8.05">
            <text:p>8.05</text:p>
          </table:table-cell>
          <table:table-cell office:value-type="float" office:value="306.0">
            <text:p>306.0</text:p>
          </table:table-cell>
          <table:table-cell office:value-type="float" office:value="0.5">
            <text:p>0.5</text:p>
          </table:table-cell>
          <table:table-cell office:value-type="string" office:value="land surface during dike construction">
            <text:p>land surface during dike constructio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chutte1939">
            <text:p>VinkEtal2007,Behre2003,Behre2007,Schutte1939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4">
            <text:p>Hv-894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685.0">
            <text:p>5685.0</text:p>
          </table:table-cell>
          <table:table-cell office:value-type="float" office:value="310.0">
            <text:p>310.0</text:p>
          </table:table-cell>
          <table:table-cell office:value-type="string" office:value="basal wood peat">
            <text:p>basal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3">
            <text:p>Hv-8943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300.0">
            <text:p>530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5">
            <text:p>-8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41">
            <text:p>Hv-8941</text:p>
          </table:table-cell>
          <table:table-cell office:value-type="float" office:value="53.53">
            <text:p>53.53</text:p>
          </table:table-cell>
          <table:table-cell office:value-type="float" office:value="8.07">
            <text:p>8.07</text:p>
          </table:table-cell>
          <table:table-cell office:value-type="float" office:value="3775.0">
            <text:p>3775.0</text:p>
          </table:table-cell>
          <table:table-cell office:value-type="float" office:value="75.0">
            <text:p>75.0</text:p>
          </table:table-cell>
          <table:table-cell office:value-type="string" office:value="upper peat on brackish clay">
            <text:p>upper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7">
            <text:p>Hv-8937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035.0">
            <text:p>4035.0</text:p>
          </table:table-cell>
          <table:table-cell office:value-type="float" office:value="85.0">
            <text:p>85.0</text:p>
          </table:table-cell>
          <table:table-cell office:value-type="string" office:value="upper fen peat on clayey sands">
            <text:p>upper fen peat on clayey sa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6">
            <text:p>Hv-8936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6105.0">
            <text:p>6105.0</text:p>
          </table:table-cell>
          <table:table-cell office:value-type="float" office:value="80.0">
            <text:p>80.0</text:p>
          </table:table-cell>
          <table:table-cell office:value-type="string" office:value="basal fen peat">
            <text:p>basal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1">
            <text:p>0.1</text:p>
          </table:table-cell>
          <table:table-cell office:value-type="float" office:value="1.81">
            <text:p>1.81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9939">
            <text:p>Hv-9939</text:p>
          </table:table-cell>
          <table:table-cell office:value-type="float" office:value="53.59">
            <text:p>53.59</text:p>
          </table:table-cell>
          <table:table-cell office:value-type="float" office:value="7.99">
            <text:p>7.99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fen peat on brackish clay">
            <text:p>fen peat on brackish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8">
            <text:p>-1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5">
            <text:p>VinkEtal2007,Behre2003,Behre2007,Streif1985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5">
            <text:p>Hv-8935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5765.0">
            <text:p>576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5">
            <text:p>-8.3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  <table:table-row>
          <table:table-cell office:value-type="string" office:value="Bremerhaven">
            <text:p>Bremerhaven</text:p>
          </table:table-cell>
          <table:table-cell office:value-type="string" office:value="radiocarbon">
            <text:p>radiocarbon</text:p>
          </table:table-cell>
          <table:table-cell office:value-type="string" office:value="Hv-8934">
            <text:p>Hv-8934</text:p>
          </table:table-cell>
          <table:table-cell office:value-type="float" office:value="53.51">
            <text:p>53.51</text:p>
          </table:table-cell>
          <table:table-cell office:value-type="float" office:value="8.02">
            <text:p>8.02</text:p>
          </table:table-cell>
          <table:table-cell office:value-type="float" office:value="4570.0">
            <text:p>4570.0</text:p>
          </table:table-cell>
          <table:table-cell office:value-type="float" office:value="90.0">
            <text:p>90.0</text:p>
          </table:table-cell>
          <table:table-cell office:value-type="string" office:value="swimming Phragmites peat">
            <text:p>swimming 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1">
            <text:p>VinkEtal2007,Behre2003,Behre2007,Streif19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